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Oswald" svg:font-family="Oswald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e27"/>
    </style:style>
    <style:style style:name="P2" style:family="paragraph" style:parent-style-name="Standard">
      <style:text-properties fo:font-size="14pt" fo:font-weight="bold" officeooo:paragraph-rsid="00102e27" style:font-size-asian="14pt" style:font-weight-asian="bold" style:font-size-complex="14pt" style:font-weight-complex="bold"/>
    </style:style>
    <style:style style:name="T1" style:family="text">
      <style:text-properties officeooo:rsid="000e113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Oswald" fo:font-size="16pt" fo:letter-spacing="normal" fo:font-style="normal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00000" style:font-name="Oswald" fo:font-size="16pt" fo:letter-spacing="normal" fo:font-style="normal" style:font-size-asian="16pt" style:font-size-complex="16pt"/>
    </style:style>
    <style:style style:name="T7" style:family="text">
      <style:text-properties fo:font-variant="normal" fo:text-transform="none" fo:color="#000000" style:font-name="Oswald" fo:letter-spacing="normal" fo:font-style="normal"/>
    </style:style>
    <style:style style:name="T8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Open Sans" fo:font-size="11.25pt" fo:letter-spacing="normal" fo:font-style="normal" fo:font-weight="normal" officeooo:rsid="00102e27"/>
    </style:style>
    <style:style style:name="T10" style:family="text">
      <style:text-properties fo:font-variant="normal" fo:text-transform="none" fo:color="#000000" style:font-name="Open Sans" fo:font-size="11.2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</text:p>
      <text:p text:style-name="P1"><text:s text:c="30"/><text:span text:style-name="T12"><text:s text:c="16"/></text:span><text:span text:style-name="T11">special permission</text:span></text:p>
      <text:p text:style-name="P2"><text:span text:style-name="T7"/></text:p>
      <text:p text:style-name="P1"><text:span text:style-name="T5"><text:s text:c="20"/>SUID, SGID and Sticky bit</text:span></text:p>
      <text:p text:style-name="Standard"><text:span text:style-name="T3"/></text:p>
      <text:p text:style-name="Standard"><text:span text:style-name="T3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Oswald" svg:font-family="Oswald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7:07:27.833050353</meta:creation-date>
    <dc:date>2020-04-20T18:26:20.610096456</dc:date>
    <meta:editing-duration>PT48M1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3" meta:word-count="7" meta:character-count="142" meta:non-whitespace-character-count="38"/>
  </office:meta>
</office:document-meta>
</file>